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0ebd" officeooo:paragraph-rsid="00080ebd"/>
    </style:style>
    <style:style style:name="P2" style:family="paragraph" style:parent-style-name="Standard">
      <style:text-properties fo:font-size="14pt" fo:font-weight="bold" officeooo:rsid="00080ebd" officeooo:paragraph-rsid="00080eb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pt" officeooo:rsid="00080ebd" officeooo:paragraph-rsid="00080ebd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175c93" officeooo:paragraph-rsid="000a2954" style:font-size-asian="10pt" style:font-weight-asian="normal" style:font-name-complex="Times New Roman1" style:font-size-complex="10pt" style:font-weight-complex="normal"/>
    </style:style>
    <style:style style:name="P5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175c93" officeooo:paragraph-rsid="000e0f90" style:font-size-asian="10pt" style:font-weight-asian="normal" style:font-name-complex="Times New Roman1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175c93" officeooo:paragraph-rsid="000fe2f7" style:font-size-asian="10pt" style:font-weight-asian="normal" style:font-name-complex="Times New Roman1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a2954" officeooo:paragraph-rsid="000a2954" style:font-size-asian="10pt" style:font-weight-asian="normal" style:font-name-complex="Times New Roman1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a2954" officeooo:paragraph-rsid="00145891" style:font-size-asian="10pt" style:font-weight-asian="normal" style:font-name-complex="Times New Roman1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1f11ef" officeooo:paragraph-rsid="000e00aa" style:font-size-asian="10pt" style:font-weight-asian="normal" style:font-name-complex="Times New Roman1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a2954" officeooo:paragraph-rsid="000a2954" style:font-size-asian="8.75pt" style:font-weight-asian="normal" style:font-name-complex="Times New Roman1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0a2954" officeooo:paragraph-rsid="000a2954" style:font-size-asian="8.75pt" style:font-weight-asian="bold" style:font-name-complex="Times New Roman1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0a2954" officeooo:paragraph-rsid="000a2954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175c93" officeooo:paragraph-rsid="000d6641" style:font-size-asian="10pt" style:font-weight-asian="bold" style:font-name-complex="Times New Roman1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175c93" officeooo:paragraph-rsid="000e00aa" style:font-size-asian="10pt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175c93" officeooo:paragraph-rsid="000e0f90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28550a" officeooo:paragraph-rsid="000e00aa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1f11ef" officeooo:paragraph-rsid="000e00aa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1f11ef" officeooo:paragraph-rsid="000e0f90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style="normal" fo:font-weight="bold" officeooo:rsid="000a2954" officeooo:paragraph-rsid="000a2954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style="normal" fo:font-weight="normal" officeooo:rsid="000a2954" officeooo:paragraph-rsid="000a2954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4pt" fo:font-weight="normal" officeooo:rsid="000a2954" officeooo:paragraph-rsid="000a2954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4pt" fo:font-weight="bold" officeooo:rsid="000a2954" officeooo:paragraph-rsid="000a2954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fo:font-size="10pt" fo:font-weight="bold" officeooo:rsid="00175c93" officeooo:paragraph-rsid="000e00aa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175c93" officeooo:paragraph-rsid="000e0f90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4pt" fo:font-weight="bold" officeooo:rsid="00080ebd" officeooo:paragraph-rsid="00080ebd" style:font-size-asian="14pt" style:font-weight-asian="bold" style:font-name-complex="Times New Roman1" style:font-size-complex="14pt" style:font-weight-complex="bold"/>
    </style:style>
    <style:style style:name="P26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859a6" officeooo:paragraph-rsid="000859a6" style:font-size-asian="8.75pt" style:font-weight-asian="normal" style:font-name-complex="Times New Roman1" style:font-size-complex="10pt" style:font-weight-complex="normal"/>
    </style:style>
    <style:style style:name="P27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859a6" officeooo:paragraph-rsid="000859a6" style:font-size-asian="10pt" style:font-weight-asian="normal" style:font-name-complex="Times New Roman1" style:font-size-complex="10pt" style:font-weight-complex="normal"/>
    </style:style>
    <style:style style:name="P28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859a6" officeooo:paragraph-rsid="000a2954" style:font-size-asian="10pt" style:font-weight-asian="normal" style:font-name-complex="Times New Roman1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normal" officeooo:rsid="000859a6" officeooo:paragraph-rsid="000fe2f7" style:font-size-asian="10pt" style:font-weight-asian="normal" style:font-name-complex="Times New Roman1" style:font-size-complex="10pt" style:font-weight-complex="normal"/>
    </style:style>
    <style:style style:name="P30" style:family="paragraph" style:parent-style-name="Text_20_body">
      <style:paragraph-properties fo:margin-top="0cm" fo:margin-bottom="0cm" loext:contextual-spacing="false" style:line-height-at-least="0.423cm">
        <style:tab-stops>
          <style:tab-stop style:position="1.247cm"/>
        </style:tab-stops>
      </style:paragraph-properties>
      <style:text-properties style:font-name="Times New Roman" fo:font-size="10pt" fo:font-weight="bold" officeooo:rsid="000859a6" officeooo:paragraph-rsid="000859a6" style:font-size-asian="10pt" style:font-weight-asian="bold" style:font-name-complex="Times New Roman1" style:font-size-complex="10pt" style:font-weight-complex="bold"/>
    </style:style>
    <style:style style:name="T1" style:family="text">
      <style:text-properties officeooo:rsid="000a2954"/>
    </style:style>
    <style:style style:name="T2" style:family="text">
      <style:text-properties officeooo:rsid="000b96b0"/>
    </style:style>
    <style:style style:name="T3" style:family="text">
      <style:text-properties officeooo:rsid="000d6641"/>
    </style:style>
    <style:style style:name="T4" style:family="text">
      <style:text-properties officeooo:rsid="000e00aa"/>
    </style:style>
    <style:style style:name="T5" style:family="text">
      <style:text-properties officeooo:rsid="001db7a2"/>
    </style:style>
    <style:style style:name="T6" style:family="text">
      <style:text-properties officeooo:rsid="000e0f90"/>
    </style:style>
    <style:style style:name="T7" style:family="text">
      <style:text-properties officeooo:rsid="000fe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pict@localhost ~]$ mysql -h 10.10.15.202 -u te3144 -p </text:p>
      <text:p text:style-name="P3">Enter password: </text:p>
      <text:p text:style-name="P3">Welcome to the MariaDB monitor. <text:s/>Commands end with ; or \g. </text:p>
      <text:p text:style-name="P3">Your MariaDB connection id is 142 </text:p>
      <text:p text:style-name="P3">Server version: 5.5.43-MariaDB MariaDB Server </text:p>
      <text:p text:style-name="P3"/>
      <text:p text:style-name="P3">Copyright (c) 2000, 2015, Oracle, MariaDB Corporation Ab and others. </text:p>
      <text:p text:style-name="P3"/>
      <text:p text:style-name="P3"/>
      <text:p text:style-name="P3">MariaDB [(none)]&gt; use te3144db </text:p>
      <text:p text:style-name="P3">Reading table information for completion of table and column names </text:p>
      <text:p text:style-name="P3">You can turn off this feature to get a quicker startup with -A </text:p>
      <text:p text:style-name="P3"/>
      <text:p text:style-name="P3">Database changed </text:p>
      <text:p text:style-name="P3"/>
      <text:p text:style-name="P3"/>
      <text:p text:style-name="P3">MariaDB [te3144db]&gt; create table Department(dId int primary key,dName varchar(10)); </text:p>
      <text:p text:style-name="P3">Query OK, 0 rows affected (0.05 sec) </text:p>
      <text:p text:style-name="P3"/>
      <text:p text:style-name="P3">MariaDB [te3144db]&gt; desc Department ;</text:p>
      <text:p text:style-name="P3"/>
      <text:p text:style-name="P3">+-------+-------------+------+-----+---------+-------+ </text:p>
      <text:p text:style-name="P3">| Field | Type <text:s text:c="7"/>| Null | Key | Default | Extra | </text:p>
      <text:p text:style-name="P3">+-------+-------------+------+-----+---------+-------+ </text:p>
      <text:p text:style-name="P3">| dId <text:s text:c="2"/>| int(11) <text:s text:c="4"/>| NO <text:s text:c="2"/>| PRI | NULL <text:s text:c="3"/>| <text:s text:c="6"/>| </text:p>
      <text:p text:style-name="P3">| dName | varchar(10) | YES <text:s/>| <text:s text:c="4"/>| NULL <text:s text:c="3"/>| <text:s text:c="6"/>| </text:p>
      <text:p text:style-name="P3">+-------+-------------+------+-----+---------+-------+ </text:p>
      <text:p text:style-name="P3">2 rows in set (0.00 sec)</text:p>
      <text:p text:style-name="P3"/>
      <text:p text:style-name="P3"/>
      <text:p text:style-name="P3">MariaDB [te3144db]&gt; create table Professor(pId int primary key,FName varchar(20),LName varchar(20),dId int,foreign key(dId) references Department(dId) on delete cascade); </text:p>
      <text:p text:style-name="P3">Query OK, 0 rows affected (0.05 sec)</text:p>
      <text:p text:style-name="P3"/>
      <text:p text:style-name="P3">MariaDB [te3144db]&gt; alter table Professor add(designation varchar(20),salary int,DOJ DATE,email varchar(30),phone varchar(10),city varchar(10)); </text:p>
      <text:p text:style-name="P3">Query OK, 0 rows affected (0.09 sec) <text:s text:c="15"/></text:p>
      <text:p text:style-name="P3">Records: 0 <text:s/>Duplicates: 0 <text:s/>Warnings: 0 </text:p>
      <text:p text:style-name="P3"/>
      <text:p text:style-name="P3">MariaDB [te3144db]&gt; desc Professor; </text:p>
      <text:p text:style-name="P3">+-------------+-------------+------+-----+---------+-------+ </text:p>
      <text:p text:style-name="P3">| Field <text:s text:c="6"/>| Type <text:s text:c="7"/>| Null | Key | Default | Extra | </text:p>
      <text:p text:style-name="P3">+-------------+-------------+------+-----+---------+-------+ </text:p>
      <text:p text:style-name="P3">| pId <text:s text:c="8"/>| int(11) <text:s text:c="4"/>| NO <text:s text:c="2"/>| PRI | NULL <text:s text:c="3"/>| <text:s text:c="6"/>| </text:p>
      <text:p text:style-name="P3">| FName <text:s text:c="6"/>| varchar(20) | YES <text:s/>| <text:s text:c="4"/>| NULL <text:s text:c="3"/>| <text:s text:c="6"/>| </text:p>
      <text:p text:style-name="P3">| LName <text:s text:c="6"/>| varchar(20) | YES <text:s/>| <text:s text:c="4"/>| NULL <text:s text:c="3"/>| <text:s text:c="6"/>| </text:p>
      <text:p text:style-name="P3">| dId <text:s text:c="8"/>| int(11) <text:s text:c="4"/>| YES <text:s/>| MUL | NULL <text:s text:c="3"/>| <text:s text:c="6"/>| </text:p>
      <text:p text:style-name="P3">| designation | varchar(20) | YES <text:s/>| <text:s text:c="4"/>| NULL <text:s text:c="3"/>| <text:s text:c="6"/>| </text:p>
      <text:p text:style-name="P3">| salary <text:s text:c="5"/>| int(11) <text:s text:c="4"/>| YES <text:s/>| <text:s text:c="4"/>| NULL <text:s text:c="3"/>| <text:s text:c="6"/>| </text:p>
      <text:p text:style-name="P3">| DOJ <text:s text:c="8"/>| date <text:s text:c="7"/>| YES <text:s/>| <text:s text:c="4"/>| NULL <text:s text:c="3"/>| <text:s text:c="6"/>| </text:p>
      <text:p text:style-name="P3">| email <text:s text:c="6"/>| varchar(30) | YES <text:s/>| <text:s text:c="4"/>| NULL <text:s text:c="3"/>| <text:s text:c="6"/>| </text:p>
      <text:p text:style-name="P3">| phone <text:s text:c="6"/>| varchar(10) | YES <text:s/>| <text:s text:c="4"/>| NULL <text:s text:c="3"/>| <text:s text:c="6"/>| </text:p>
      <text:p text:style-name="P3">| city <text:s text:c="7"/>| varchar(10) | YES <text:s/>| <text:s text:c="4"/>| NULL <text:s text:c="3"/>| <text:s text:c="6"/>| </text:p>
      <text:p text:style-name="P3">+-------------+-------------+------+-----+---------+-------+ </text:p>
      <text:p text:style-name="P3">10 rows in set (0.00 sec) </text:p>
      <text:p text:style-name="P3"/>
      <text:p text:style-name="P3"/>
      <text:p text:style-name="P3">MariaDB [te3144db]&gt; create table Works(pId int,dId int,Duration Date,foreign key(pId) references Professor(pId) on delete cascade,foreign key(dId) references Department(dId) on delete cascade); </text:p>
      <text:p text:style-name="P3">Query OK, 0 rows affected (0.06 sec)</text:p>
      <text:p text:style-name="P3"/>
      <text:p text:style-name="P3"/>
      <text:p text:style-name="P3">MariaDB [te3144db]&gt; describe Works ;</text:p>
      <text:p text:style-name="P3">+----------+---------+------+-----+---------+-------+ </text:p>
      <text:p text:style-name="P3"><text:soft-page-break/>| Field <text:s text:c="3"/>| Type <text:s text:c="3"/>| Null | Key | Default | Extra | </text:p>
      <text:p text:style-name="P3">+----------+---------+------+-----+---------+-------+ </text:p>
      <text:p text:style-name="P3">| pId <text:s text:c="5"/>| int(11) | YES <text:s/>| MUL | NULL <text:s text:c="3"/>| <text:s text:c="6"/>| </text:p>
      <text:p text:style-name="P3">| dId <text:s text:c="5"/>| int(11) | YES <text:s/>| MUL | NULL <text:s text:c="3"/>| <text:s text:c="6"/>| </text:p>
      <text:p text:style-name="P3">| Duration | date <text:s text:c="3"/>| YES <text:s/>| <text:s text:c="4"/>| NULL <text:s text:c="3"/>| <text:s text:c="6"/>| </text:p>
      <text:p text:style-name="P3">+----------+---------+------+-----+---------+-------+ </text:p>
      <text:p text:style-name="P3">3 rows in set (0.01 sec)</text:p>
      <text:p text:style-name="P3"/>
      <text:p text:style-name="P3"/>
      <text:p text:style-name="P3">MariaDB [te3144db]&gt; create table Shift(pId int,shift varchar(10),workingHours int,foreign key(pId) references Professor(pId) on delete cascade); </text:p>
      <text:p text:style-name="P3">Query OK, 0 rows affected (0.05 sec) </text:p>
      <text:p text:style-name="P3"/>
      <text:p text:style-name="P3">MariaDB [te3144db]&gt; desc Shift </text:p>
      <text:p text:style-name="P3"><text:s text:c="4"/>-&gt; ; </text:p>
      <text:p text:style-name="P3">+--------------+-------------+------+-----+---------+-------+ </text:p>
      <text:p text:style-name="P3">| Field <text:s text:c="7"/>| Type <text:s text:c="7"/>| Null | Key | Default | Extra | </text:p>
      <text:p text:style-name="P3">+--------------+-------------+------+-----+---------+-------+ </text:p>
      <text:p text:style-name="P3">| pId <text:s text:c="9"/>| int(11) <text:s text:c="4"/>| YES <text:s/>| MUL | NULL <text:s text:c="3"/>| <text:s text:c="6"/>| </text:p>
      <text:p text:style-name="P3">| shift <text:s text:c="7"/>| varchar(10) | YES <text:s/>| <text:s text:c="4"/>| NULL <text:s text:c="3"/>| <text:s text:c="6"/>| </text:p>
      <text:p text:style-name="P3">| workingHours | int(11) <text:s text:c="4"/>| YES <text:s/>| <text:s text:c="4"/>| NULL <text:s text:c="3"/>| <text:s text:c="6"/>| </text:p>
      <text:p text:style-name="P3">+--------------+-------------+------+-----+---------+-------+ </text:p>
      <text:p text:style-name="P3">3 rows in set (0.01 sec)</text:p>
      <text:p text:style-name="P1"/>
      <text:p text:style-name="P1"/>
      <text:p text:style-name="P1"/>
      <text:p text:style-name="P2">Queries : </text:p>
      <text:p text:style-name="P2"/>
      <text:p text:style-name="P25">1.Insert atleast 10 records in professors table and insert other tables accordingly.</text:p>
      <text:p text:style-name="P25"/>
      <text:p text:style-name="P25"/>
      <text:p text:style-name="P26">MariaDB [te3144db]&gt;Insert into Department values(1,'Comp')</text:p>
      <text:p text:style-name="P26">Query OK, 1 row affected (0.02 sec)</text:p>
      <text:p text:style-name="P25"/>
      <text:p text:style-name="P26">MariaDB [te3144db]&gt;Insert into Department values(2,'It')</text:p>
      <text:p text:style-name="P26">Query OK, 1 row affected (0.02 sec)</text:p>
      <text:p text:style-name="P26"/>
      <text:p text:style-name="P26">MariaDB [te3144db]&gt;Insert into Department values(3,'Entc')</text:p>
      <text:p text:style-name="P26">Query OK, 1 row affected (0.02 sec)</text:p>
      <text:p text:style-name="P25"/>
      <text:p text:style-name="P30">MariaDB [te3144db]&gt; select * from Department; </text:p>
      <text:p text:style-name="P27">+-----+-------+ </text:p>
      <text:p text:style-name="P27">| dId | dName | </text:p>
      <text:p text:style-name="P27">+-----+-------+ </text:p>
      <text:p text:style-name="P27">| <text:s text:c="2"/>1 | Comp <text:s/>| </text:p>
      <text:p text:style-name="P27">| <text:s text:c="2"/>2 | It <text:s text:c="3"/>| </text:p>
      <text:p text:style-name="P27">| <text:s text:c="2"/>3 | Entc <text:s/>| </text:p>
      <text:p text:style-name="P27">+-----+-------+ </text:p>
      <text:p text:style-name="P27">3 rows in set (0.00 sec)</text:p>
      <text:p text:style-name="P27"/>
      <text:p text:style-name="P27"/>
      <text:p text:style-name="P27">MariaDB [te3144db]&gt;<text:span text:style-name="T1">insert into professor values(10001,'Amey','Kolhe',1,'Assistant Professor',30000,'2015-01-01','ameykolhe@gmail.com','8957265358','Pune')</text:span></text:p>
      <text:p text:style-name="P4">Query OK, 1 row affected (0.02 sec) </text:p>
      <text:p text:style-name="P27"/>
      <text:p text:style-name="P28">MariaDB [te3144db]&gt;<text:span text:style-name="T1">insert into professor values(10002,'Akash','Patil',1,'Assistant Professor',60000,'2015-01-30','patilakash@pict.edu','8957242358','Pune')</text:span></text:p>
      <text:p text:style-name="P4"><text:soft-page-break/>Query OK, 1 row affected (0.02 sec) </text:p>
      <text:p text:style-name="P28"/>
      <text:p text:style-name="P28">MariaDB [te3144db]&gt;<text:span text:style-name="T1">insert into professor values(10003,'Pratik','Patil',1,'Assistant Professor',50000,'2015-07-21','pratikpatil@pict.edu','8957243333','Pune')</text:span></text:p>
      <text:p text:style-name="P4">Query OK, 1 row affected (0.02 sec) </text:p>
      <text:p text:style-name="P28"/>
      <text:p text:style-name="P28">MariaDB [te3144db]&gt;<text:span text:style-name="T1">insert into professor values(10004,'Saurabh','Bora',2,'Assistant Professor',10000,'2015-07-12','saurabhbora11@pict.edu','8957222233','Pune')</text:span></text:p>
      <text:p text:style-name="P4">Query OK, 1 row affected (0.02 sec) </text:p>
      <text:p text:style-name="P28"/>
      <text:p text:style-name="P28">MariaDB [te3144db]&gt;<text:span text:style-name="T1">insert into professor values(10005,'Aditya','Mahadalkar',3,'Assistant Professor',40000,'2016-06-22','adityam@pict.edu','9996121233','Pune')</text:span></text:p>
      <text:p text:style-name="P4">Query OK, 1 row affected (0.02 sec) </text:p>
      <text:p text:style-name="P28"/>
      <text:p text:style-name="P28">MariaDB [te3144db]&gt;<text:span text:style-name="T1">insert into professor values(10006,'Mandar','Pande',3,'Assistant Professor',40000,'2016-07-31','mandarpande@pict.edu','3336121233','Pune')</text:span></text:p>
      <text:p text:style-name="P4">Query OK, 1 row affected (0.02 sec) </text:p>
      <text:p text:style-name="P28"/>
      <text:p text:style-name="P28">MariaDB [te3144db]&gt;<text:span text:style-name="T1">insert into professor values(10007,'Atharva','Dharmadhikari',2,'Assistant Professor',20000,'2016-07-12','dharmya@pict.edu','9689921233','Mumbai')</text:span></text:p>
      <text:p text:style-name="P4">Query OK, 1 row affected (0.02 sec) </text:p>
      <text:p text:style-name="P28"/>
      <text:p text:style-name="P28">MariaDB [te3144db]&gt;<text:span text:style-name="T1">insert into professor values(10008,'Aniket','Gokhale',2,'Assistant Professor<text:tab/>30000,'2016-09-12','aniketgokhale@pict.edu','9689927235','Mumbai')</text:span></text:p>
      <text:p text:style-name="P4">Query OK, 1 row affected (0.02 sec) </text:p>
      <text:p text:style-name="P28"/>
      <text:p text:style-name="P28">MariaDB [te3144db]&gt;<text:span text:style-name="T1">insert into professor values(10009,'Aniket','Kotalwar',3,'Assistant Professor',30000,'2016-01-01','kotalwaraniket@live.com','9421163395','Newyork')</text:span></text:p>
      <text:p text:style-name="P4">Query OK, 1 row affected (0.02 sec) </text:p>
      <text:p text:style-name="P28"/>
      <text:p text:style-name="P28">MariaDB [te3144db]&gt;<text:span text:style-name="T1">insert into professor values(10010,'Sanket','Pokar',1,'Assistant Professor',10000,'2016-03-12','madsanket@pict.edu','9689211221','Pune')</text:span></text:p>
      <text:p text:style-name="P4">Query OK, 1 row affected (0.02 sec) </text:p>
      <text:p text:style-name="P4"/>
      <text:p text:style-name="P4"/>
      <text:p text:style-name="P12">MariaDB [te3144db]&gt; select * from Professor;</text:p>
      <text:p text:style-name="P7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7">+-------+---------+---------------+------+---------------------+--------+------------+-------------------------+------------+---------+</text:p>
      <text:p text:style-name="P7">| 10001 | Amey <text:s text:c="3"/>| Kolhe <text:s text:c="8"/>| <text:s text:c="3"/>1 | Assistant Professor | <text:s/>30000 | 2015-01-01 | anurag@pict.edu <text:s text:c="8"/>| 8957265358 | Mumbai <text:s/>|</text:p>
      <text:p text:style-name="P7">| 10002 | Akash <text:s text:c="2"/>| Patil <text:s text:c="8"/>| <text:s text:c="3"/>1 | Assistant Professor | <text:s/>60000 | 2015-01-30 | patilakash@pict.edu <text:s text:c="4"/>| 8957242358 | Pune <text:s text:c="3"/>|</text:p>
      <text:p text:style-name="P7">| 10003 | Pratik <text:s/>| Patil <text:s text:c="8"/>| <text:s text:c="3"/>1 | Assistant Professor | <text:s/>50000 | 2015-07-21 | pratikpatil@pict.edu <text:s text:c="3"/>| 8957243333 | Pune <text:s text:c="3"/>|</text:p>
      <text:p text:style-name="P7">| 10004 | Saurabh | Bora <text:s text:c="9"/>| <text:s text:c="3"/>2 | Assistant Professor | <text:s/>10000 | 2015-07-12 | saurabhbora11@pict.edu <text:s/>| 8957222233 | Mumbai <text:s/>|</text:p>
      <text:p text:style-name="P7">| 10005 | Aditya <text:s/>| Mahadalkar <text:s text:c="3"/>| <text:s text:c="3"/>3 | Assistant Professor | <text:s/>40000 | 2016-06-22 | adityam@pict.edu <text:s text:c="7"/>| 9996121233 | Pune <text:s text:c="3"/>|</text:p>
      <text:p text:style-name="P7">| 10006 | Mandar <text:s/>| Pande <text:s text:c="8"/>| <text:s text:c="3"/>3 | Assistant Professor | <text:s/>40000 | 2016-07-31 | mandarpande@pict.edu <text:s text:c="3"/>| 3336121233 | Pune <text:s text:c="3"/>|</text:p>
      <text:p text:style-name="P7">| 10007 | Atharva | Dharmadhikari | <text:s text:c="3"/>2 | Assistant Professor | <text:s/>20000 | 2016-07-12 | dharmya@pict.edu <text:s text:c="7"/>| 9689921233 | Mumbai <text:s/>|</text:p>
      <text:p text:style-name="P7">| 10008 | Aniket <text:s/>| Gokhale <text:s text:c="6"/>| <text:s text:c="3"/>2 | Assistant Professor | <text:s/>30000 | 2016-09-12 | aniketgokhale@pict.edu <text:s/>| 9689927235 | Mumbai <text:s/>|</text:p>
      <text:p text:style-name="P7">| 10009 | Aniket <text:s/>| Kotalwar <text:s text:c="5"/>| <text:s text:c="3"/>3 | Assistant Professor | <text:s/>30000 | 2016-01-01 | kotalwaraniket@live.com | 9421163395 | NewYork |</text:p>
      <text:p text:style-name="P7">| 10010 | Sanket <text:s/>| Pokar <text:s text:c="8"/>| <text:s text:c="3"/>1 | Assistant Professor | <text:s/>10000 | 2016-03-12 | madsanket@pict.edu <text:s text:c="5"/>| 9689211221 | Pune <text:s text:c="3"/>|</text:p>
      <text:p text:style-name="P7"><text:soft-page-break/>+-------+---------+---------------+------+---------------------+--------+------------+-------------------------+------------+---------+</text:p>
      <text:p text:style-name="P7">10 rows in set (0.01 sec)</text:p>
      <text:p text:style-name="P7"/>
      <text:p text:style-name="P7"/>
      <text:p text:style-name="P7"/>
      <text:p text:style-name="P22">2. Display all professors details with city pune and mumbai and professor first name starting wit<text:span text:style-name="T2">h ‘A’ or ‘D’</text:span></text:p>
      <text:p text:style-name="P22"/>
      <text:p text:style-name="P8">MariaDB [te3144db]&gt; select * from Professor where city in(Pune,Mumbai) and FName in(select FName from Professor where FName like('A%') or FName like('D%'));</text:p>
      <text:p text:style-name="P8">ERROR 1054 (42S22): Unknown column 'Pune' in 'where clause'</text:p>
      <text:p text:style-name="P11">MariaDB [te3144db]&gt; select * from Professor where city in('Pune','Mumbai') and FName in(select FName from Professor where FName like('A%') or FName like('D%'));</text:p>
      <text:p text:style-name="P10">+-------+---------+---------------+------+---------------------+--------+------------+------------------------+------------+--------+</text:p>
      <text:p text:style-name="P10">| pId <text:s text:c="2"/>| FName <text:s text:c="2"/>| LName <text:s text:c="8"/>| dId <text:s/>| designation <text:s text:c="8"/>| salary | DOJ <text:s text:c="7"/>| email <text:s text:c="17"/>| phone <text:s text:c="5"/>| city <text:s text:c="2"/>|</text:p>
      <text:p text:style-name="P10">+-------+---------+---------------+------+---------------------+--------+------------+------------------------+------------+--------+</text:p>
      <text:p text:style-name="P10">| 10001 | Amey <text:s text:c="3"/>| Kolhe <text:s text:c="8"/>| <text:s text:c="3"/>1 | Assistant Professor | <text:s/>30000 | 2015-01-01 | anurag@pict.edu <text:s text:c="7"/>| 8957265358 | Mumbai |</text:p>
      <text:p text:style-name="P10">| 10002 | Akash <text:s text:c="2"/>| Patil <text:s text:c="8"/>| <text:s text:c="3"/>1 | Assistant Professor | <text:s/>60000 | 2015-01-30 | patilakash@pict.edu <text:s text:c="3"/>| 8957242358 | Pune <text:s text:c="2"/>|</text:p>
      <text:p text:style-name="P10">| 10005 | Aditya <text:s/>| Mahadalkar <text:s text:c="3"/>| <text:s text:c="3"/>3 | Assistant Professor | <text:s/>40000 | 2016-06-22 | adityam@pict.edu <text:s text:c="6"/>| 9996121233 | Pune <text:s text:c="2"/>|</text:p>
      <text:p text:style-name="P10">| 10007 | Atharva | Dharmadhikari | <text:s text:c="3"/>2 | Assistant Professor | <text:s/>20000 | 2016-07-12 | dharmya@pict.edu <text:s text:c="6"/>| 9689921233 | Mumbai |</text:p>
      <text:p text:style-name="P10">| 10008 | Aniket <text:s/>| Gokhale <text:s text:c="6"/>| <text:s text:c="3"/>2 | Assistant Professor | <text:s/>30000 | 2016-09-12 | aniketgokhale@pict.edu | 9689927235 | Mumbai |</text:p>
      <text:p text:style-name="P10">+-------+---------+---------------+------+---------------------+--------+------------+------------------------+------------+--------+</text:p>
      <text:p text:style-name="P10">5 rows in set (0.00 sec)</text:p>
      <text:p text:style-name="P10"/>
      <text:p text:style-name="P10"/>
      <text:p text:style-name="P10"/>
      <text:p text:style-name="P22">3. list the number of different cities of professors.</text:p>
      <text:p text:style-name="P22"/>
      <text:p text:style-name="P12">MariaDB [te3144db]&gt; Select distinct (city) from Professor;</text:p>
      <text:p text:style-name="P7">+---------+</text:p>
      <text:p text:style-name="P7">| city <text:s text:c="3"/>|</text:p>
      <text:p text:style-name="P7">+---------+</text:p>
      <text:p text:style-name="P7">| Mumbai <text:s/>|</text:p>
      <text:p text:style-name="P7">| Pune <text:s text:c="3"/>|</text:p>
      <text:p text:style-name="P7">| NewYork |</text:p>
      <text:p text:style-name="P7">+---------+</text:p>
      <text:p text:style-name="P7">3 rows in set (0.00 sec)</text:p>
      <text:p text:style-name="P22"/>
      <text:p text:style-name="P22"/>
      <text:p text:style-name="P22">4. Give 5% increase in salary of the professors with date of joining 1-1-2015.</text:p>
      <text:p text:style-name="P22"/>
      <text:p text:style-name="P24">MariaDB [te3160db]&gt; update Professor set salary = salary + (salary * 0.05) where doj = "2015-01-01"; </text:p>
      <text:p text:style-name="P24">Query OK, 1 row affected (0.02 sec) </text:p>
      <text:p text:style-name="P15">Rows matched: 1 <text:s/>Changed: 1 <text:s/>Warnings: 0 </text:p>
      <text:p text:style-name="P15"/>
      <text:p text:style-name="P18">MariaDB [te3144db]&gt; select * from Professor;</text:p>
      <text:p text:style-name="P5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5">+-------+---------+---------------+------+---------------------+--------+------------+-------------------------+------------+---------+</text:p>
      <text:p text:style-name="P5">| 10001 | Amey <text:s text:c="3"/>| Kolhe <text:s text:c="8"/>| <text:s text:c="3"/>1 | Assistant Professor | <text:s/>3<text:span text:style-name="T6">1500</text:span> | 2015-01-01 | anurag@pict.edu <text:s text:c="8"/>| 8957265358 | Mumbai <text:s/>|</text:p>
      <text:p text:style-name="P5"><text:soft-page-break/>| 10002 | Akash <text:s text:c="2"/>| Patil <text:s text:c="8"/>| <text:s text:c="3"/>1 | Assistant Professor | <text:s/>60000 | 2015-01-30 | patilakash@pict.edu <text:s text:c="4"/>| 8957242358 | Pune <text:s text:c="3"/>|</text:p>
      <text:p text:style-name="P5">| 10003 | Pratik <text:s/>| Patil <text:s text:c="8"/>| <text:s text:c="3"/>1 | Assistant Professor | <text:s/>50000 | 2015-07-21 | pratikpatil@pict.edu <text:s text:c="3"/>| 8957243333 | Pune <text:s text:c="3"/>|</text:p>
      <text:p text:style-name="P5">| 10004 | Saurabh | Bora <text:s text:c="9"/>| <text:s text:c="3"/>2 | Assistant Professor | <text:s/>10000 | 2015-07-12 | saurabhbora11@pict.edu <text:s/>| 8957222233 | Mumbai <text:s/>|</text:p>
      <text:p text:style-name="P5">| 10005 | Aditya <text:s/>| Mahadalkar <text:s text:c="3"/>| <text:s text:c="3"/>3 | Assistant Professor | <text:s/>40000 | 2016-06-22 | adityam@pict.edu <text:s text:c="7"/>| 9996121233 | Pune <text:s text:c="3"/>|</text:p>
      <text:p text:style-name="P5">| 10006 | Mandar <text:s/>| Pande <text:s text:c="8"/>| <text:s text:c="3"/>3 | Assistant Professor | <text:s/>40000 | 2016-07-31 | mandarpande@pict.edu <text:s text:c="3"/>| 3336121233 | Pune <text:s text:c="3"/>|</text:p>
      <text:p text:style-name="P5">| 10007 | Atharva | Dharmadhikari | <text:s text:c="3"/>2 | Assistant Professor | <text:s/>20000 | 2016-07-12 | dharmya@pict.edu <text:s text:c="7"/>| 9689921233 | Mumbai <text:s/>|</text:p>
      <text:p text:style-name="P5">| 10008 | Aniket <text:s/>| Gokhale <text:s text:c="6"/>| <text:s text:c="3"/>2 | Assistant Professor | <text:s/>30000 | 2016-09-12 | aniketgokhale@pict.edu <text:s/>| 9689927235 | Mumbai <text:s/>|</text:p>
      <text:p text:style-name="P5">| 10009 | Aniket <text:s/>| Kotalwar <text:s text:c="5"/>| <text:s text:c="3"/>3 | Assistant Professor | <text:s/>30000 | 2016-01-01 | kotalwaraniket@live.com | 9421163395 | NewYork |</text:p>
      <text:p text:style-name="P5">| 10010 | Sanket <text:s/>| Pokar <text:s text:c="8"/>| <text:s text:c="3"/>1 | Assistant Professor | <text:s/>10000 | 2016-03-12 | madsanket@pict.edu <text:s text:c="5"/>| 9689211221 | Pune <text:s text:c="3"/>|</text:p>
      <text:p text:style-name="P5">+-------+---------+---------------+------+---------------------+--------+------------+-------------------------+------------+---------+</text:p>
      <text:p text:style-name="P5">10 rows in set (0.01 sec)</text:p>
      <text:p text:style-name="P21"/>
      <text:p text:style-name="P22">5. Delete professor details living in pune.</text:p>
      <text:p text:style-name="P22"/>
      <text:p text:style-name="P23">MariaDB [te31<text:span text:style-name="T4">44</text:span>db]&gt; <text:span text:style-name="T5">delete from Professors where city = 'Pune'</text:span></text:p>
      <text:p text:style-name="P17">Query OK, <text:span text:style-name="T4">5</text:span> row affected (0.02 sec)</text:p>
      <text:p text:style-name="P17"/>
      <text:p text:style-name="P17">MariaDB [te3144db]&gt; select * from Professor;</text:p>
      <text:p text:style-name="P9">+-------+---------+---------------+------+---------------------+--------+------------+-------------------------+------------+---------+</text:p>
      <text:p text:style-name="P9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9">+-------+---------+---------------+------+---------------------+--------+------------+-------------------------+------------+---------+</text:p>
      <text:p text:style-name="P9">| 10001 | Amey <text:s text:c="3"/>| Kolhe <text:s text:c="8"/>| <text:s text:c="3"/>1 | Assistant Professor | <text:s/>30000 | 2015-01-01 | anurag@pict.edu <text:s text:c="8"/>| 8957265358 | Mumbai <text:s/>|</text:p>
      <text:p text:style-name="P9">| 10004 | Saurabh | Bora <text:s text:c="9"/>| <text:s text:c="3"/>2 | Assistant Professor | <text:s/>10000 | 2015-07-12 | saurabhbora11@pict.edu <text:s/>| 8957222233 | Mumbai <text:s/>|</text:p>
      <text:p text:style-name="P9">| 10007 | Atharva | Dharmadhikari | <text:s text:c="3"/>2 | Assistant Professor | <text:s/>20000 | 2016-07-12 | dharmya@pict.edu <text:s text:c="7"/>| 9689921233 | Mumbai <text:s/>|</text:p>
      <text:p text:style-name="P9">| 10008 | Aniket <text:s/>| Gokhale <text:s text:c="6"/>| <text:s text:c="3"/>2 | Assistant Professor | <text:s/>30000 | 2016-09-12 | aniketgokhale@pict.edu <text:s/>| 9689927235 | Mumbai <text:s/>|</text:p>
      <text:p text:style-name="P9">| 10009 | Aniket <text:s/>| Kotalwar <text:s text:c="5"/>| <text:s text:c="3"/>3 | Assistant Professor | <text:s/>30000 | 2016-01-01 | kotalwaraniket@live.com | 9421163395 | NewYork |</text:p>
      <text:p text:style-name="P9">+-------+---------+---------------+------+---------------------+--------+------------+-------------------------+------------+---------+</text:p>
      <text:p text:style-name="P9">5 rows in set (0.01 sec)</text:p>
      <text:p text:style-name="P22"/>
      <text:p text:style-name="P22"/>
      <text:p text:style-name="P22">6. Find the names of professors belonging to pune or mumbai</text:p>
      <text:p text:style-name="P7"/>
      <text:p text:style-name="P11">MariaDB [te3144db]&gt; select * from Professor where city = 'Mumbai' UNION select * from Professor where city = 'Pune';</text:p>
      <text:p text:style-name="P10">+-------+---------+---------------+------+---------------------+--------+------------+------------------------+------------+--------+</text:p>
      <text:p text:style-name="P10">| pId <text:s text:c="2"/>| FName <text:s text:c="2"/>| LName <text:s text:c="8"/>| dId <text:s/>| designation <text:s text:c="8"/>| salary | DOJ <text:s text:c="7"/>| email <text:s text:c="17"/>| phone <text:s text:c="5"/>| city <text:s text:c="2"/>|</text:p>
      <text:p text:style-name="P10">+-------+---------+---------------+------+---------------------+--------+------------+------------------------+------------+--------+</text:p>
      <text:p text:style-name="P10">| 10001 | Amey <text:s text:c="3"/>| Kolhe <text:s text:c="8"/>| <text:s text:c="3"/>1 | Assistant Professor | <text:s/>30000 | 2015-01-01 | anurag@pict.edu <text:s text:c="7"/>| 8957265358 | Mumbai |</text:p>
      <text:p text:style-name="P10">| 10004 | Saurabh | Bora <text:s text:c="9"/>| <text:s text:c="3"/>2 | Assistant Professor | <text:s/>10000 | 2015-07-12 | saurabhbora11@pict.edu | 8957222233 | Mumbai |</text:p>
      <text:p text:style-name="P10">| 10007 | Atharva | Dharmadhikari | <text:s text:c="3"/>2 | Assistant Professor | <text:s/>20000 | 2016-07-12 | dharmya@pict.edu <text:s text:c="6"/>| 9689921233 | Mumbai |</text:p>
      <text:p text:style-name="P10"><text:soft-page-break/>| 10008 | Aniket <text:s/>| Gokhale <text:s text:c="6"/>| <text:s text:c="3"/>2 | Assistant Professor | <text:s/>30000 | 2016-09-12 | aniketgokhale@pict.edu | 9689927235 | Mumbai |</text:p>
      <text:p text:style-name="P10">| 10002 | Akash <text:s text:c="2"/>| Patil <text:s text:c="8"/>| <text:s text:c="3"/>1 | Assistant Professor | <text:s/>60000 | 2015-01-30 | patilakash@pict.edu <text:s text:c="3"/>| 8957242358 | Pune <text:s text:c="2"/>|</text:p>
      <text:p text:style-name="P10">| 10003 | Pratik <text:s/>| Patil <text:s text:c="8"/>| <text:s text:c="3"/>1 | Assistant Professor | <text:s/>50000 | 2015-07-21 | pratikpatil@pict.edu <text:s text:c="2"/>| 8957243333 | Pune <text:s text:c="2"/>|</text:p>
      <text:p text:style-name="P10">| 10005 | Aditya <text:s/>| Mahadalkar <text:s text:c="3"/>| <text:s text:c="3"/>3 | Assistant Professor | <text:s/>40000 | 2016-06-22 | adityam@pict.edu <text:s text:c="6"/>| 9996121233 | Pune <text:s text:c="2"/>|</text:p>
      <text:p text:style-name="P10">| 10006 | Mandar <text:s/>| Pande <text:s text:c="8"/>| <text:s text:c="3"/>3 | Assistant Professor | <text:s/>40000 | 2016-07-31 | mandarpande@pict.edu <text:s text:c="2"/>| 3336121233 | Pune <text:s text:c="2"/>|</text:p>
      <text:p text:style-name="P10">| 10010 | Sanket <text:s/>| Pokar <text:s text:c="8"/>| <text:s text:c="3"/>1 | Assistant Professor | <text:s/>10000 | 2016-03-12 | madsanket@pict.edu <text:s text:c="4"/>| 9689211221 | Pune <text:s text:c="2"/>|</text:p>
      <text:p text:style-name="P10">+-------+---------+---------------+------+---------------------+--------+------------+------------------------+------------+--------+</text:p>
      <text:p text:style-name="P10">9 rows in set (0.00 sec)</text:p>
      <text:p text:style-name="P22"/>
      <text:p text:style-name="P22"/>
      <text:p text:style-name="P22">7. *Find the professors who joined on date 1-1-2015 as well as in 1-1-2016</text:p>
      <text:p text:style-name="P22"/>
      <text:p text:style-name="P16">MariaDB [te31<text:span text:style-name="T4">44</text:span>db]&gt; select * from Professor where doj="2015-01-01" or doj="2016-01-01"; </text:p>
      <text:p text:style-name="P20">+-------+---------+---------------+------+---------------------+--------+------------+-------------------------+------------+---------+</text:p>
      <text:p text:style-name="P20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20">+-------+---------+---------------+------+---------------------+--------+------------+-------------------------+------------+---------+</text:p>
      <text:p text:style-name="P20">| 10001 | Amey <text:s text:c="3"/>| Kolhe <text:s text:c="8"/>| <text:s text:c="3"/>1 | Assistant Professor | <text:s/>30000 | 2015-01-01 | anurag@pict.edu <text:s text:c="8"/>| 8957265358 | Mumbai <text:s/>|</text:p>
      <text:p text:style-name="P20">| 10009 | Aniket <text:s/>| Kotalwar <text:s text:c="5"/>| <text:s text:c="3"/>3 | Assistant Professor | <text:s/>30000 | 2016-01-01 | kotalwaraniket@live.com | 9421163395 | NewYork |</text:p>
      <text:p text:style-name="P20">+-------+---------+---------------+------+---------------------+--------+------------+-------------------------+------------+---------+</text:p>
      <text:p text:style-name="P20">2 rows in set (0.01 sec)</text:p>
      <text:p text:style-name="P20"/>
      <text:p text:style-name="P22"/>
      <text:p text:style-name="P22">8. Find the professor having maximum salary and names of professors having salary between 10,000 and 20,000.</text:p>
      <text:p text:style-name="P22"/>
      <text:p text:style-name="P19">MariaDB [te3144db]&gt; select * from Professor where city = 'Mumbai' UNION select * from Professor where city = 'Pune';</text:p>
      <text:p text:style-name="P10">+-------+---------+---------------+------+---------------------+--------+------------+------------------------+------------+--------+</text:p>
      <text:p text:style-name="P10">| pId <text:s text:c="2"/>| FName <text:s text:c="2"/>| LName <text:s text:c="8"/>| dId <text:s/>| designation <text:s text:c="8"/>| salary | DOJ <text:s text:c="7"/>| email <text:s text:c="17"/>| phone <text:s text:c="5"/>| city <text:s text:c="2"/>|</text:p>
      <text:p text:style-name="P10">+-------+---------+---------------+------+---------------------+--------+------------+------------------------+------------+--------+</text:p>
      <text:p text:style-name="P10">| 10001 | Amey <text:s text:c="3"/>| Kolhe <text:s text:c="8"/>| <text:s text:c="3"/>1 | Assistant Professor | <text:s/>30000 | 2015-01-01 | anurag@pict.edu <text:s text:c="7"/>| 8957265358 | Mumbai |</text:p>
      <text:p text:style-name="P10">| 10004 | Saurabh | Bora <text:s text:c="9"/>| <text:s text:c="3"/>2 | Assistant Professor | <text:s/>10000 | 2015-07-12 | saurabhbora11@pict.edu | 8957222233 | Mumbai |</text:p>
      <text:p text:style-name="P10">| 10007 | Atharva | Dharmadhikari | <text:s text:c="3"/>2 | Assistant Professor | <text:s/>20000 | 2016-07-12 | dharmya@pict.edu <text:s text:c="6"/>| 9689921233 | Mumbai |</text:p>
      <text:p text:style-name="P10">| 10008 | Aniket <text:s/>| Gokhale <text:s text:c="6"/>| <text:s text:c="3"/>2 | Assistant Professor | <text:s/>30000 | 2016-09-12 | aniketgokhale@pict.edu | 9689927235 | Mumbai |</text:p>
      <text:p text:style-name="P10">| 10002 | Akash <text:s text:c="2"/>| Patil <text:s text:c="8"/>| <text:s text:c="3"/>1 | Assistant Professor | <text:s/>60000 | 2015-01-30 | patilakash@pict.edu <text:s text:c="3"/>| 8957242358 | Pune <text:s text:c="2"/>|</text:p>
      <text:p text:style-name="P10">| 10003 | Pratik <text:s/>| Patil <text:s text:c="8"/>| <text:s text:c="3"/>1 | Assistant Professor | <text:s/>50000 | 2015-07-21 | pratikpatil@pict.edu <text:s text:c="2"/>| 8957243333 | Pune <text:s text:c="2"/>|</text:p>
      <text:p text:style-name="P10">| 10005 | Aditya <text:s/>| Mahadalkar <text:s text:c="3"/>| <text:s text:c="3"/>3 | Assistant Professor | <text:s/>40000 | 2016-06-22 | adityam@pict.edu <text:s text:c="6"/>| 9996121233 | Pune <text:s text:c="2"/>|</text:p>
      <text:p text:style-name="P10">| 10006 | Mandar <text:s/>| Pande <text:s text:c="8"/>| <text:s text:c="3"/>3 | Assistant Professor | <text:s/>40000 | 2016-07-31 | mandarpande@pict.edu <text:s text:c="2"/>| 3336121233 | Pune <text:s text:c="2"/>|</text:p>
      <text:p text:style-name="P10">| 10010 | Sanket <text:s/>| Pokar <text:s text:c="8"/>| <text:s text:c="3"/>1 | Assistant Professor | <text:s/>10000 | 2016-03-12 | madsanket@pict.edu <text:s text:c="4"/>| 9689211221 | Pune <text:s text:c="2"/>|</text:p>
      <text:p text:style-name="P10">+-------+---------+---------------+------+---------------------+--------+------------+------------------------+------------+--------+</text:p>
      <text:p text:style-name="P10">9 rows in set (0.00 sec)</text:p>
      <text:p text:style-name="P22"><text:soft-page-break/></text:p>
      <text:p text:style-name="P22">9. Display all professors name with salary and date of joining with decreasing order of salary.</text:p>
      <text:p text:style-name="P22"/>
      <text:p text:style-name="P14">MariaDB [te31<text:span text:style-name="T4">44</text:span>db]&gt; select * from Professors order by salary desc; </text:p>
      <text:p text:style-name="P10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10">+-------+---------+---------------+------+---------------------+--------+------------+-------------------------+------------+---------+</text:p>
      <text:p text:style-name="P10">| 10002 | Akash <text:s text:c="2"/>| Patil <text:s text:c="8"/>| <text:s text:c="3"/>1 | Assistant Professor | <text:s/>60000 | 2015-01-30 | patilakash@pict.edu <text:s text:c="4"/>| 8957242358 | Pune <text:s text:c="3"/>|</text:p>
      <text:p text:style-name="P10">| 10003 | Pratik <text:s/>| Patil <text:s text:c="8"/>| <text:s text:c="3"/>1 | Assistant Professor | <text:s/>50000 | 2015-07-21 | pratikpatil@pict.edu <text:s text:c="3"/>| 8957243333 | Pune <text:s text:c="3"/>|</text:p>
      <text:p text:style-name="P10">| 10006 | Mandar <text:s/>| Pande <text:s text:c="8"/>| <text:s text:c="3"/>3 | Assistant Professor | <text:s/>40000 | 2016-07-31 | mandarpande@pict.edu <text:s text:c="3"/>| 3336121233 | Pune <text:s text:c="3"/>|</text:p>
      <text:p text:style-name="P10">| 10005 | Aditya <text:s/>| Mahadalkar <text:s text:c="3"/>| <text:s text:c="3"/>3 | Assistant Professor | <text:s/>40000 | 2016-06-22 | adityam@pict.edu <text:s text:c="7"/>| 9996121233 | Pune <text:s text:c="3"/>|</text:p>
      <text:p text:style-name="P10">| 10008 | Aniket <text:s/>| Gokhale <text:s text:c="6"/>| <text:s text:c="3"/>2 | Assistant Professor | <text:s/>30000 | 2016-09-12 | aniketgokhale@pict.edu <text:s/>| 9689927235 | Mumbai <text:s/>|</text:p>
      <text:p text:style-name="P10">| 10009 | Aniket <text:s/>| Kotalwar <text:s text:c="5"/>| <text:s text:c="3"/>3 | Assistant Professor | <text:s/>30000 | 2016-01-01 | kotalwaraniket@live.com | 9421163395 | NewYork |</text:p>
      <text:p text:style-name="P10">| 10001 | Amey <text:s text:c="3"/>| Kolhe <text:s text:c="8"/>| <text:s text:c="3"/>1 | Assistant Professor | <text:s/>30000 | 2015-01-01 | anurag@pict.edu <text:s text:c="8"/>| 8957265358 | Mumbai <text:s/>|</text:p>
      <text:p text:style-name="P10">| 10007 | Atharva | Dharmadhikari | <text:s text:c="3"/>2 | Assistant Professor | <text:s/>20000 | 2016-07-12 | dharmya@pict.edu <text:s text:c="7"/>| 9689921233 | Mumbai <text:s/>|</text:p>
      <text:p text:style-name="P10">| 10010 | Sanket <text:s/>| Pokar <text:s text:c="8"/>| <text:s text:c="3"/>1 | Assistant Professor | <text:s/>10000 | 2016-03-12 | madsanket@pict.edu <text:s text:c="5"/>| 9689211221 | Pune <text:s text:c="3"/>|</text:p>
      <text:p text:style-name="P10">| 10004 | Saurabh | Bora <text:s text:c="9"/>| <text:s text:c="3"/>2 | Assistant Professor | <text:s/>10000 | 2015-07-12 | saurabhbora11@pict.edu <text:s/>| 8957222233 | Mumbai <text:s/>|</text:p>
      <text:p text:style-name="P10">+-------+---------+---------------+------+---------------------+--------+------------+-------------------------+------------+---------+</text:p>
      <text:p text:style-name="P10">10 rows in set (0.01 sec)</text:p>
      <text:p text:style-name="P22"/>
      <text:p text:style-name="P22"/>
      <text:p text:style-name="P22">10. Display professors name, date of joining and dept_id with salary 30000, 40000 and 50000</text:p>
      <text:p text:style-name="P22"/>
      <text:p text:style-name="P13">MariaDB [te31<text:span text:style-name="T3">44</text:span>db]&gt; select * from Professors where salary in (30000,40000,50000); </text:p>
      <text:p text:style-name="P7">+---------+---------------+------+--------+------------+</text:p>
      <text:p text:style-name="P7">| FName <text:s text:c="2"/>| LName <text:s text:c="8"/>| dId <text:s/>| salary | DOJ <text:s text:c="7"/>|</text:p>
      <text:p text:style-name="P7">+---------+---------------+------+--------+------------+</text:p>
      <text:p text:style-name="P7">| Amey <text:s text:c="3"/>| Kolhe <text:s text:c="8"/>| <text:s text:c="3"/>1 | <text:s/>30000 | 2015-01-01 |</text:p>
      <text:p text:style-name="P7">| Pratik <text:s/>| Patil <text:s text:c="8"/>| <text:s text:c="3"/>1 | <text:s/>50000 | 2015-07-21 |</text:p>
      <text:p text:style-name="P7">| Aditya <text:s/>| Mahadalkar <text:s text:c="3"/>| <text:s text:c="3"/>3 | <text:s/>40000 | 2016-06-22 |</text:p>
      <text:p text:style-name="P7">| Mandar <text:s/>| Pande <text:s text:c="8"/>| <text:s text:c="3"/>3 | <text:s/>40000 | 2016-07-31 |</text:p>
      <text:p text:style-name="P7">| Aniket <text:s/>| Gokhale <text:s text:c="6"/>| <text:s text:c="3"/>2 | <text:s/>30000 | 2016-09-12 |</text:p>
      <text:p text:style-name="P7">| Aniket <text:s/>| Kotalwar <text:s text:c="5"/>| <text:s text:c="3"/>3 | <text:s/>30000 | 2016-01-01 |</text:p>
      <text:p text:style-name="P7">+---------+---------------+------+--------+------------+</text:p>
      <text:p text:style-name="P7">6 rows in set (0.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7-02T14:14:41.570726885</meta:creation-date>
    <dc:date>2018-07-04T19:34:23.801057025</dc:date>
    <meta:editing-duration>PT30M36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7" meta:paragraph-count="243" meta:word-count="2994" meta:character-count="21021" meta:non-whitespace-character-count="16556"/>
  </office:meta>
</office:document-meta>
</file>